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83837">
            <text:p>83837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82744">
            <text:p>82744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81587">
            <text:p>81587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80475">
            <text:p>80475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79379">
            <text:p>79379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78422">
            <text:p>78422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77350">
            <text:p>77350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76318">
            <text:p>76318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75103">
            <text:p>75103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73791">
            <text:p>73791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72439">
            <text:p>72439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70933">
            <text:p>70933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69657">
            <text:p>69657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68193">
            <text:p>68193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66599">
            <text:p>66599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64843">
            <text:p>64843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63113">
            <text:p>63113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60965">
            <text:p>60965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59273">
            <text:p>59273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57023">
            <text:p>57023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55987">
            <text:p>55987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54064">
            <text:p>54064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52229">
            <text:p>52229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49933">
            <text:p>4993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48129">
            <text:p>48129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45983">
            <text:p>45983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43894">
            <text:p>43894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41947">
            <text:p>41947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35465">
            <text:p>35465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32309">
            <text:p>32309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27039">
            <text:p>27039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24236">
            <text:p>24236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9736">
            <text:p>19736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9736">
            <text:p>19736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7935">
            <text:p>17935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6711">
            <text:p>16711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5473">
            <text:p>1547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4656">
            <text:p>14656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3911">
            <text:p>13911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2391">
            <text:p>12391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1679">
            <text:p>11679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1133">
            <text:p>11133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0457">
            <text:p>10457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9625">
            <text:p>9625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8913">
            <text:p>8913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7931">
            <text:p>7931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7931">
            <text:p>7931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7635">
            <text:p>7635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6745">
            <text:p>6745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5710">
            <text:p>571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4590">
            <text:p>4590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4590">
            <text:p>4590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75">
            <text:p>17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16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16:16.17</meta:creation-date>
    <dc:date>2020-05-09T22:16:40.89</dc:date>
    <meta:editing-duration>PT24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